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ndale Mono" svg:font-family="'Andale Mono'"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2" style:family="paragraph" style:parent-style-name="Standard">
      <style:paragraph-properties fo:margin-left="0.25in" fo:margin-right="0in" fo:margin-top="0in" fo:margin-bottom="0in" fo:line-height="100%"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3"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alibri" fo:font-size="10pt" fo:letter-spacing="normal" fo:background-color="#ffffff" style:font-name-asian="Calibri1" style:font-size-asian="10pt" style:font-name-complex="Calibri1"/>
    </style:style>
    <style:style style:name="P6"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7"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8"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10"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Andale Mono" style:font-size-asian="10pt" style:font-name-complex="Andale Mono"/>
    </style:style>
    <style:style style:name="P11"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12"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3"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style>
    <style:style style:name="P15" style:family="paragraph" style:parent-style-name="Standard">
      <style:paragraph-properties fo:margin-left="0in" fo:margin-right="0in" fo:margin-top="0in" fo:margin-bottom="0in" fo:line-height="150%" fo:text-align="start" style:justify-single-word="false" fo:text-indent="0in" style:auto-text-indent="false"/>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style:text-underline-style="none"/>
    </style:style>
    <style:style style:name="P17" style:family="paragraph" style:parent-style-name="Standard">
      <style:paragraph-properties fo:margin-left="0in" fo:margin-right="0in" fo:margin-top="0in" fo:margin-bottom="0in" fo:line-height="0.1665in" fo:text-align="start" style:justify-single-word="false" fo:text-indent="0in" style:auto-text-indent="false"/>
      <style:text-properties style:text-underline-style="none"/>
    </style:style>
    <style:style style:name="P18"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style>
    <style:style style:name="P19"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text-underline-style="none"/>
    </style:style>
    <style:style style:name="P20"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style:style>
    <style:style style:name="P21"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22"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font-name="Courier New1" fo:font-size="10pt" fo:letter-spacing="normal" fo:background-color="#ffffff" style:font-name-asian="Calibri1" style:font-size-asian="10pt" style:font-name-complex="Calibri1"/>
    </style:style>
    <style:style style:name="P23" style:family="paragraph" style:parent-style-name="Standard">
      <style:paragraph-properties fo:margin-left="0.2917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Andale Mono" style:font-size-asian="10pt" style:font-name-complex="Andale Mono"/>
    </style:style>
    <style:style style:name="P24" style:family="paragraph" style:parent-style-name="Standard">
      <style:paragraph-properties fo:margin-left="0.2917in" fo:margin-right="0in" fo:margin-top="0in" fo:margin-bottom="0in" fo:line-height="0.1665in" fo:text-align="start" style:justify-single-word="false" fo:text-indent="0.2083in" style:auto-text-indent="false"/>
      <style:text-properties fo:color="#000000" style:font-name="Courier New1" fo:font-size="10pt" fo:letter-spacing="normal" fo:background-color="#ffffff" style:font-name-asian="Andale Mono" style:font-size-asian="10pt" style:font-name-complex="Andale Mono"/>
    </style:style>
    <style:style style:name="P25" style:family="paragraph" style:parent-style-name="Standard">
      <style:paragraph-properties fo:margin-left="-0.0102in" fo:margin-right="0in" fo:margin-top="0in" fo:margin-bottom="0in" fo:line-height="100%"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26" style:family="paragraph" style:parent-style-name="Standard">
      <style:paragraph-properties fo:margin-left="-0.0102in" fo:margin-right="0in" fo:margin-top="0in" fo:margin-bottom="0in" fo:line-height="100%"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27" style:family="paragraph" style:parent-style-name="Standard">
      <style:paragraph-properties fo:margin-left="-0.0102in" fo:margin-right="0in" fo:margin-top="0in" fo:margin-bottom="0in" fo:line-height="100%" fo:text-align="start" style:justify-single-word="false" fo:text-indent="0in" style:auto-text-indent="false"/>
      <style:text-properties fo:color="#3f5fbf" style:font-name="Courier New" fo:font-size="10pt" fo:letter-spacing="normal" style:text-underline-style="none" fo:background-color="#ffffff" style:font-name-asian="Courier New2" style:font-size-asian="10pt" style:font-name-complex="Courier New2"/>
    </style:style>
    <style:style style:name="P28" style:family="paragraph" style:parent-style-name="Standard">
      <style:paragraph-properties fo:margin-left="-0.0102in" fo:margin-right="0in" fo:margin-top="0in" fo:margin-bottom="0in" fo:line-height="100%" fo:text-align="start" style:justify-single-word="false" fo:text-indent="0in" style:auto-text-indent="false"/>
      <style:text-properties style:text-underline-style="none"/>
    </style:style>
    <style:style style:name="P29" style:family="paragraph" style:parent-style-name="Standard" style:master-page-name="">
      <style:paragraph-properties fo:margin-left="-0.0102in" fo:margin-right="0in" fo:margin-top="0in" fo:margin-bottom="0in" fo:line-height="100%" fo:text-align="start" style:justify-single-word="false" fo:text-indent="0in" style:auto-text-indent="false" style:page-number="auto"/>
      <style:text-properties style:text-underline-style="none"/>
    </style:style>
    <style:style style:name="P30" style:family="paragraph" style:parent-style-name="Standard">
      <style:paragraph-properties fo:margin-left="-0.0102in" fo:margin-right="0in" fo:margin-top="0in" fo:margin-bottom="0.139in" fo:line-height="100%"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31" style:family="paragraph" style:parent-style-name="Standard" style:master-page-name="Standard">
      <style:paragraph-properties fo:margin-left="0in" fo:margin-right="0in" fo:margin-top="0in" fo:margin-bottom="0.139in" fo:line-height="0.1917in" fo:text-align="center" style:justify-single-word="false" fo:text-indent="0in" style:auto-text-indent="false" style:page-number="auto"/>
      <style:text-properties fo:color="#00000a" style:font-name="Calibri" fo:font-size="12pt" fo:letter-spacing="normal" style:text-underline-style="solid" style:text-underline-width="auto" style:text-underline-color="font-color" fo:font-weight="bold" fo:background-color="#ffffff" style:font-name-asian="Calibri1" style:font-size-asian="12pt" style:font-weight-asian="bold" style:font-name-complex="Calibri1" style:font-size-complex="12pt"/>
    </style:style>
    <style:style style:name="P32" style:family="paragraph" style:parent-style-name="Standard" style:list-style-name="WWNum27">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33"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font-name="Courier New1" style:text-underline-style="none"/>
    </style:style>
    <style:style style:name="P34" style:family="paragraph" style:parent-style-name="Standard" style:list-style-name="WWNum2">
      <style:paragraph-properties fo:margin-left="0in" fo:margin-right="0in" fo:margin-top="0in" fo:margin-bottom="0in" fo:line-height="150%" fo:text-align="justify" style:justify-single-word="false" fo:text-indent="0in" style:auto-text-indent="false">
        <style:tab-stops>
          <style:tab-stop style:position="0.302in"/>
        </style:tab-stops>
      </style:paragraph-properties>
    </style:style>
    <style:style style:name="P35" style:family="paragraph" style:parent-style-name="Standard" style:list-style-name="WWNum7">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36" style:family="paragraph" style:parent-style-name="Standard" style:list-style-name="WWNum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37" style:family="paragraph" style:parent-style-name="Standard" style:list-style-name="WWNum11">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38" style:family="paragraph" style:parent-style-name="Standard" style:list-style-name="WWNum16">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39" style:family="paragraph" style:parent-style-name="Standard" style:list-style-name="WWNum1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40" style:family="paragraph" style:parent-style-name="Standard" style:list-style-name="WWNum25">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41" style:family="paragraph" style:parent-style-name="Standard" style:list-style-name="WWNum2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42"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1" fo:font-size="10pt" fo:letter-spacing="normal" style:text-underline-style="none" fo:background-color="#ffffff" style:font-name-asian="Consolas1" style:font-size-asian="10pt" style:font-name-complex="Consolas1"/>
    </style:style>
    <style:style style:name="P43"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44"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1" style:font-size-asian="11pt" style:font-name-complex="Calibri1"/>
    </style:style>
    <style:style style:name="P45" style:family="paragraph" style:parent-style-name="Standard" style:list-style-name="WWNum30">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1" style:font-size-asian="11pt" style:font-name-complex="Calibri1"/>
    </style:style>
    <style:style style:name="P46" style:family="paragraph" style:parent-style-name="Standard" style:list-style-name="WWNum32">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0" style:font-name="Calibri" fo:font-size="11pt" fo:letter-spacing="normal" fo:background-color="#ffffff" style:font-name-asian="Calibri1" style:font-size-asian="11pt" style:font-name-complex="Calibri1"/>
    </style:style>
    <style:style style:name="P47"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48" style:family="paragraph" style:parent-style-name="Standard" style:list-style-name="L1">
      <style:paragraph-properties fo:margin-left="0in" fo:margin-right="0in" fo:margin-top="0in" fo:margin-bottom="0in" fo:line-height="0.1665in"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style>
    <style:style style:name="P49"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style:font-name-asian="Calibri1" style:font-size-asian="11pt" style:font-name-complex="Calibri1" style:font-size-complex="11pt"/>
    </style:style>
    <style:style style:name="P50"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alibri" fo:font-size="11pt" style:font-name-asian="Calibri1" style:font-size-asian="11pt" style:font-name-complex="Calibri1" style:font-size-complex="11pt"/>
    </style:style>
    <style:style style:name="P51"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1" fo:font-size="10pt" fo:letter-spacing="normal" style:text-underline-style="none" fo:background-color="#ffffff" style:font-name-asian="Consolas1" style:font-size-asian="10pt" style:font-name-complex="Consolas1"/>
    </style:style>
    <style:style style:name="P52"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53" style:family="paragraph" style:parent-style-name="Standard" style:list-style-name="WWNum34">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54" style:family="paragraph" style:parent-style-name="Standard">
      <style:paragraph-properties fo:margin-left="0in" fo:margin-right="0in" fo:margin-top="0in" fo:margin-bottom="0in" fo:line-height="100%" fo:text-align="start" style:justify-single-word="false" fo:text-indent="0in" style:auto-text-indent="false"/>
      <style:text-properties style:font-name="Courier New1" style:text-underline-style="none"/>
    </style:style>
    <style:style style:name="P55" style:family="paragraph" style:parent-style-name="Standard" style:list-style-name="WWNum30"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fo:background-color="#ffffff" style:font-name-asian="Calibri1" style:font-size-asian="11pt" style:font-name-complex="Calibri1"/>
    </style:style>
    <style:style style:name="P56" style:family="paragraph" style:parent-style-name="Standard" style:list-style-name="WWNum32"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0" style:font-name="Calibri" fo:font-size="11pt" fo:letter-spacing="normal" fo:background-color="#ffffff" style:font-name-asian="Calibri1" style:font-size-asian="11pt" style:font-name-complex="Calibri1"/>
    </style:style>
    <style:style style:name="P57" style:family="paragraph" style:parent-style-name="Standard" style:list-style-name="WWNum2" style:master-page-name="">
      <style:paragraph-properties fo:margin-left="0in" fo:margin-right="0in" fo:margin-top="0in" fo:margin-bottom="0in" fo:line-height="150%" fo:text-align="justify" style:justify-single-word="false" fo:text-indent="0in" style:auto-text-indent="false" style:page-number="auto">
        <style:tab-stops>
          <style:tab-stop style:position="0.302in"/>
        </style:tab-stops>
      </style:paragraph-properties>
    </style:style>
    <style:style style:name="P58" style:family="paragraph" style:parent-style-name="Standard" style:list-style-name="">
      <style:paragraph-properties fo:margin-left="0in" fo:margin-right="0in" fo:line-height="100%" fo:text-align="start" style:justify-single-word="false" fo:text-indent="0in" style:auto-text-indent="false" style:text-autospace="none"/>
      <style:text-properties fo:color="#ff0000" style:font-name="Courier New1" fo:font-size="10pt" style:font-name-asian="Courier New1" style:font-size-asian="10pt" style:font-name-complex="Courier New1" style:font-size-complex="10pt"/>
    </style:style>
    <style:style style:name="T1" style:family="text">
      <style:text-properties fo:color="#00000a" style:font-name="Calibri" fo:font-size="11pt" fo:letter-spacing="normal" style:text-underline-style="solid" style:text-underline-width="auto" style:text-underline-color="font-color" fo:font-weight="bold" fo:background-color="#ffffff" style:font-name-asian="Calibri1" style:font-size-asian="11pt" style:font-weight-asian="bold" style:font-name-complex="Calibri1" style:font-weight-complex="bold"/>
    </style:style>
    <style:style style:name="T2" style:family="text">
      <style:text-properties fo:color="#00000a" style:font-name="Calibri" fo:font-size="11pt" fo:letter-spacing="normal" fo:background-color="#ffffff" style:font-name-asian="Calibri1" style:font-size-asian="11pt" style:font-name-complex="Calibri1"/>
    </style:style>
    <style:style style:name="T3" style:family="text">
      <style:text-properties fo:color="#00000a" style:font-name="Calibri" fo:font-size="11pt" fo:letter-spacing="normal" fo:background-color="#ffffff" style:font-name-asian="Calibri1" style:font-size-asian="11pt" style:font-name-complex="Calibri1" loext:char-shading-value="0"/>
    </style:style>
    <style:style style:name="T4" style:family="text">
      <style:text-properties fo:color="#00000a" style:font-name="Calibri" fo:font-size="11pt" fo:letter-spacing="normal" fo:font-weight="bold" fo:background-color="#ffffff" style:font-name-asian="Calibri1" style:font-size-asian="11pt" style:font-weight-asian="bold" style:font-name-complex="Calibri1" loext:char-shading-value="0"/>
    </style:style>
    <style:style style:name="T5" style:family="text">
      <style:text-properties fo:color="#00000a" style:font-name="Calibri" fo:font-size="11pt" fo:letter-spacing="normal" style:text-underline-style="none" fo:font-weight="bold" fo:background-color="#ffffff" style:font-name-asian="Calibri1" style:font-size-asian="11pt" style:font-weight-asian="bold" style:font-name-complex="Calibri1" style:font-weight-complex="bold"/>
    </style:style>
    <style:style style:name="T6" style:family="text">
      <style:text-properties fo:color="#00000a" style:font-name="Calibri" fo:font-size="10.5pt" fo:letter-spacing="normal" fo:background-color="#ffffff" style:font-name-asian="Calibri1" style:font-size-asian="10.5pt" style:font-name-complex="Calibri1" loext:char-shading-value="0"/>
    </style:style>
    <style:style style:name="T7" style:family="text">
      <style:text-properties fo:color="#00000a" style:font-name="Calibri" fo:font-size="10.5pt" fo:letter-spacing="normal" fo:font-weight="bold" fo:background-color="#ffffff" style:font-name-asian="Calibri1" style:font-size-asian="10.5pt" style:font-weight-asian="bold" style:font-name-complex="Calibri1" loext:char-shading-value="0"/>
    </style:style>
    <style:style style:name="T8" style:family="text">
      <style:text-properties fo:color="#7f0055" style:font-name="Courier New" fo:font-size="10pt" fo:letter-spacing="normal" fo:font-weight="bold" fo:background-color="#ffffff" style:font-name-asian="Courier New2" style:font-size-asian="10pt" style:font-weight-asian="bold" style:font-name-complex="Courier New2" loext:char-shading-value="0"/>
    </style:style>
    <style:style style:name="T9" style:family="text">
      <style:text-properties fo:color="#7f0055" fo:font-size="10pt" fo:letter-spacing="normal" fo:font-weight="bold" fo:background-color="#ffffff" style:font-name-asian="Consolas1" style:font-size-asian="10pt" style:font-weight-asian="bold" style:font-name-complex="Consolas1" loext:char-shading-value="0"/>
    </style:style>
    <style:style style:name="T10" style:family="text">
      <style:text-properties fo:color="#000000" style:font-name="Courier New" fo:font-size="10pt" fo:letter-spacing="normal" fo:background-color="#ffffff" style:font-name-asian="Courier New2" style:font-size-asian="10pt" style:font-name-complex="Courier New2" loext:char-shading-value="0"/>
    </style:style>
    <style:style style:name="T11" style:family="text">
      <style:text-properties fo:color="#000000" style:font-name="Courier New" fo:font-size="10pt" fo:letter-spacing="normal" fo:font-style="italic" fo:background-color="#ffffff" style:font-name-asian="Courier New2" style:font-size-asian="10pt" style:font-style-asian="italic" style:font-name-complex="Courier New2" loext:char-shading-value="0"/>
    </style:style>
    <style:style style:name="T12" style:family="text">
      <style:text-properties fo:color="#000000" style:font-name="Courier New" fo:font-size="10pt" fo:letter-spacing="normal" style:text-underline-style="none" fo:background-color="#ffffff" style:font-name-asian="Courier New2" style:font-size-asian="10pt" style:font-name-complex="Courier New2" loext:char-shading-value="0"/>
    </style:style>
    <style:style style:name="T13" style:family="text">
      <style:text-properties fo:color="#000000" style:font-name="Calibri" fo:font-size="11pt" fo:letter-spacing="normal" fo:background-color="#ffffff" style:font-name-asian="Calibri1" style:font-size-asian="11pt" style:font-name-complex="Calibri1"/>
    </style:style>
    <style:style style:name="T14" style:family="text">
      <style:text-properties fo:color="#000000" style:font-name="Calibri" fo:font-size="11pt" fo:letter-spacing="normal" fo:background-color="#ffffff" style:font-name-asian="Calibri1" style:font-size-asian="11pt" style:font-name-complex="Calibri1" loext:char-shading-value="0"/>
    </style:style>
    <style:style style:name="T15" style:family="text">
      <style:text-properties fo:color="#000000" style:font-name="Calibri" fo:font-size="11pt" fo:letter-spacing="normal" fo:background-color="#ffffff" style:font-name-asian="Calibri1" style:font-size-asian="11pt" style:font-name-complex="Calibri1" style:font-size-complex="11pt"/>
    </style:style>
    <style:style style:name="T16" style:family="text">
      <style:text-properties fo:color="#000000" style:font-name="Calibri" fo:font-size="12pt" fo:letter-spacing="normal" fo:background-color="#ffffff" style:font-name-asian="Calibri1" style:font-size-asian="12pt" style:font-name-complex="Calibri1" loext:char-shading-value="0"/>
    </style:style>
    <style:style style:name="T17" style:family="text">
      <style:text-properties fo:color="#000000" fo:font-size="10pt" fo:letter-spacing="normal" fo:background-color="#ffffff" style:font-name-asian="Consolas1" style:font-size-asian="10pt" style:font-name-complex="Consolas1" loext:char-shading-value="0"/>
    </style:style>
    <style:style style:name="T18" style:family="text">
      <style:text-properties fo:color="#0000c0" style:font-name="Courier New" fo:font-size="10pt" fo:letter-spacing="normal" fo:font-style="italic" fo:background-color="#ffffff" style:font-name-asian="Courier New2" style:font-size-asian="10pt" style:font-style-asian="italic" style:font-name-complex="Courier New2" loext:char-shading-value="0"/>
    </style:style>
    <style:style style:name="T19" style:family="text">
      <style:text-properties fo:color="#0000c0" style:font-name="Courier New" fo:font-size="10pt" fo:letter-spacing="normal" fo:background-color="#ffffff" style:font-name-asian="Courier New2" style:font-size-asian="10pt" style:font-name-complex="Courier New2" loext:char-shading-value="0"/>
    </style:style>
    <style:style style:name="T20" style:family="text">
      <style:text-properties fo:color="#0000c0" fo:font-size="10pt" fo:letter-spacing="normal" fo:font-style="italic" fo:background-color="#ffffff" style:font-name-asian="Consolas1" style:font-size-asian="10pt" style:font-style-asian="italic" style:font-name-complex="Consolas1" loext:char-shading-value="0"/>
    </style:style>
    <style:style style:name="T21" style:family="text">
      <style:text-properties fo:color="#2a00ff" style:font-name="Courier New" fo:font-size="10pt" fo:letter-spacing="normal" fo:background-color="#ffffff" style:font-name-asian="Courier New2" style:font-size-asian="10pt" style:font-name-complex="Courier New2" loext:char-shading-value="0"/>
    </style:style>
    <style:style style:name="T22" style:family="text">
      <style:text-properties fo:color="#2a00ff" fo:font-size="10pt" fo:letter-spacing="normal" fo:background-color="#ffffff" style:font-name-asian="Consolas1" style:font-size-asian="10pt" style:font-name-complex="Consolas1" loext:char-shading-value="0"/>
    </style:style>
    <style:style style:name="T23" style:family="text">
      <style:text-properties fo:color="#3f5fbf" style:font-name="Courier New" fo:font-size="10pt" fo:letter-spacing="normal" fo:background-color="#ffffff" style:font-name-asian="Courier New2" style:font-size-asian="10pt" style:font-name-complex="Courier New2" loext:char-shading-value="0"/>
    </style:style>
    <style:style style:name="T24" style:family="text">
      <style:text-properties fo:color="#3f7f5f" style:font-name="Courier New" fo:font-size="10pt" fo:letter-spacing="normal" fo:background-color="#ffffff" style:font-name-asian="Courier New2" style:font-size-asian="10pt" style:font-name-complex="Courier New2" loext:char-shading-value="0"/>
    </style:style>
    <style:style style:name="T25" style:family="text">
      <style:text-properties fo:color="#7f9fbf" style:font-name="Courier New" fo:font-size="10pt" fo:letter-spacing="normal" fo:font-weight="bold" fo:background-color="#ffffff" style:font-name-asian="Courier New2" style:font-size-asian="10pt" style:font-weight-asian="bold" style:font-name-complex="Courier New2" loext:char-shading-value="0"/>
    </style:style>
    <style:style style:name="T26" style:family="text">
      <style:text-properties fo:color="#ff0000" style:font-name="Calibri" fo:font-size="11pt" fo:letter-spacing="normal" fo:font-weight="bold" fo:background-color="#ffffff" style:font-name-asian="Calibri1" style:font-size-asian="11pt" style:font-weight-asian="bold" style:font-name-complex="Calibri1" style:font-weight-complex="bold"/>
    </style:style>
    <style:style style:name="T27" style:family="text">
      <style:text-properties fo:color="#ff0000" style:font-name="Courier New1" fo:font-size="10pt" style:font-name-asian="Courier New1" style:font-size-asian="10pt" style:font-name-complex="Courier New1" style:font-size-complex="10pt"/>
    </style:style>
    <style:style style:name="T28" style:family="text">
      <style:text-properties fo:letter-spacing="normal" fo:background-color="#ffffff"/>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hapter 7: Reusing Classes</text:p>
      <text:list xml:id="list5377063273120742155" text:style-name="WWNum2">
        <text:list-item>
          <text:p text:style-name="P57"><text:span text:style-name="T2">In case of inheritance we call base class methods from derived class using keyword ‘super’. Ex : super.fn().</text:span></text:p>
        </text:list-item>
        <text:list-item>
          <text:p text:style-name="P34"><text:span text:style-name="T2">Compiler put default constructor for each class but when one want to have two constructor with parameter and without parameter, Also when he want to call both of them then he have to explicitly create a default(non-para) constructor.</text:span></text:p>
        </text:list-item>
        <text:list-item>
          <text:p text:style-name="P34"><text:span text:style-name="T3">We already know that when there are more than one constructor present then we can use ‘this’ keyword to call one constructor from another. In case of inheritance we know that when we create an object of a derived class then super class constructor(default or implicit) will be called automatically. But if user has declared a parameterized constructor and have not declared default constructor separately then there will be error. This error can be avoided by calling parameterized super class constructor using keyword </text:span><text:span text:style-name="T4">super </text:span><text:span text:style-name="T3">in derived class constructor. Example of these is show below.</text:span></text:p>
        </text:list-item>
      </text:list>
      <text:p text:style-name="P18"><text:span text:style-name="T8">package</text:span><text:span text:style-name="T10"> ch7ReusingClasses;</text:span></text:p>
      <text:p text:style-name="P11"/>
      <text:p text:style-name="P14"><text:span text:style-name="T8">class</text:span><text:span text:style-name="T10"> SuperConstructor1</text:span></text:p>
      <text:p text:style-name="P7">{</text:p>
      <text:p text:style-name="P14"><text:span text:style-name="T10"><text:tab/>SuperConstructor1(</text:span><text:span text:style-name="T8">int</text:span><text:span text:style-name="T10"> i)</text:span></text:p>
      <text:p text:style-name="P7"><text:tab/>{</text:p>
      <text:p text:style-name="P14"><text:span text:style-name="T10"><text:tab/><text:tab/>System.</text:span><text:span text:style-name="T18">out</text:span><text:span text:style-name="T10">.println(</text:span><text:span text:style-name="T21">"inside supcon1"</text:span><text:span text:style-name="T10">);</text:span></text:p>
      <text:p text:style-name="P7"><text:tab/>}</text:p>
      <text:p text:style-name="P7">}</text:p>
      <text:p text:style-name="P14"><text:span text:style-name="T8">class</text:span><text:span text:style-name="T10"> SuperConstructor2 </text:span><text:span text:style-name="T8">extends</text:span><text:span text:style-name="T10"> SuperConstructor1</text:span></text:p>
      <text:p text:style-name="P7">{</text:p>
      <text:p text:style-name="P14"><text:span text:style-name="T10"><text:tab/>SuperConstructor2(</text:span><text:span text:style-name="T8">int</text:span><text:span text:style-name="T10"> j)</text:span></text:p>
      <text:p text:style-name="P7"><text:tab/>{</text:p>
      <text:p text:style-name="P14"><text:span text:style-name="T10"><text:tab/><text:tab/></text:span><text:span text:style-name="T8">super</text:span><text:span text:style-name="T10">(j);</text:span></text:p>
      <text:p text:style-name="P14"><text:span text:style-name="T10"><text:tab/><text:tab/>System.</text:span><text:span text:style-name="T18">out</text:span><text:span text:style-name="T10">.println(</text:span><text:span text:style-name="T21">"inside supcon2"</text:span><text:span text:style-name="T10">);</text:span></text:p>
      <text:p text:style-name="P7"><text:tab/>}</text:p>
      <text:p text:style-name="P7">}</text:p>
      <text:p text:style-name="P11"/>
      <text:p text:style-name="P14"><text:span text:style-name="T8">public</text:span><text:span text:style-name="T10"> </text:span><text:span text:style-name="T8">class</text:span><text:span text:style-name="T10"> SuperConstructor </text:span><text:span text:style-name="T8">extends</text:span><text:span text:style-name="T10"> SuperConstructor2 {</text:span></text:p>
      <text:p text:style-name="P14"><text:span text:style-name="T10"><text:tab/></text:span><text:span text:style-name="T23">/**How super keyword is used inside constructors */</text:span></text:p>
      <text:p text:style-name="P14"><text:span text:style-name="T10"><text:tab/>SuperConstructor(</text:span><text:span text:style-name="T8">int</text:span><text:span text:style-name="T10"> k)</text:span></text:p>
      <text:p text:style-name="P7"><text:tab/>{</text:p>
      <text:p text:style-name="P14"><text:span text:style-name="T10"><text:tab/><text:tab/></text:span><text:span text:style-name="T8">super</text:span><text:span text:style-name="T10">(11);</text:span></text:p>
      <text:p text:style-name="P14"><text:span text:style-name="T10"><text:tab/><text:tab/>System.</text:span><text:span text:style-name="T18">out</text:span><text:span text:style-name="T10">.println(</text:span><text:span text:style-name="T21">"inside supcon"</text:span><text:span text:style-name="T10">);</text:span></text:p>
      <text:p text:style-name="P7"><text:tab/>}</text:p>
      <text:p text:style-name="P14"><text:span text:style-name="T10"><text:tab/></text:span><text:span text:style-name="T8">public</text:span><text:span text:style-name="T10"> </text:span><text:span text:style-name="T8">static</text:span><text:span text:style-name="T10"> </text:span><text:span text:style-name="T8">void</text:span><text:span text:style-name="T10"> main(String[] args) {</text:span></text:p>
      <text:p text:style-name="P14"><text:span text:style-name="T10"><text:tab/><text:tab/>SuperConstructor </text:span><text:span text:style-name="T12">sp</text:span><text:span text:style-name="T10"> = </text:span><text:span text:style-name="T8">new</text:span><text:span text:style-name="T10"> SuperConstructor(11);</text:span></text:p>
      <text:p text:style-name="P7"><text:tab/>}</text:p>
      <text:p text:style-name="P7">}</text:p>
      <text:p text:style-name="P7">Output:</text:p>
      <text:p text:style-name="P7">inside supcon1</text:p>
      <text:p text:style-name="P7">inside supcon2</text:p>
      <text:p text:style-name="P52">inside supcon</text:p>
      <text:p text:style-name="P49"><text:span text:style-name="T28">Note: If we remove super(j) or super(11) in derived class constructor then compiler give error </text:span></text:p>
      <text:p text:style-name="P50"><text:span text:style-name="T27">Exception in thread "main" java.lang.Error: Unresolved compilation problem: </text:span></text:p>
      <text:p text:style-name="P58">Implicit super constructor SuperConstructor2()(or SuperConstructor2()) is undefined. Must explicitly invoke another constructor<text:span text:style-name="T15">.</text:span></text:p>
      <text:p text:style-name="P5"><text:soft-page-break/></text:p>
      <text:list xml:id="list3535916808792694529" text:style-name="WWNum7">
        <text:list-item>
          <text:p text:style-name="P35"><text:span text:style-name="T13">Also one can avoid using ‘super’ if default constructors are defined by programmer.</text:span></text:p>
        </text:list-item>
      </text:list>
      <text:list xml:id="list3047209075316839796" text:style-name="WWNum9">
        <text:list-item>
          <text:p text:style-name="P36"><text:span text:style-name="T13">We know that inside a same class with many constructors we use ‘this’ to reuse the code and same can be done in inheritance through ‘super’.</text:span></text:p>
        </text:list-item>
      </text:list>
      <text:list xml:id="list7645397021789485779" text:style-name="WWNum11">
        <text:list-item>
          <text:p text:style-name="P37"><text:span text:style-name="T13">(KnS) When a overridden subclass method wants to use functionality of superclass method and wants to add some extra functionality then this could be done using keyword ‘super’ as shown below.</text:span></text:p>
        </text:list-item>
      </text:list>
      <text:p text:style-name="P33"><text:span text:style-name="T9">package</text:span><text:span text:style-name="T17"> ch7ReusingClasses;</text:span></text:p>
      <text:p text:style-name="P42"/>
      <text:p text:style-name="P54"><text:span text:style-name="T9">class</text:span><text:span text:style-name="T17"> Animal</text:span></text:p>
      <text:p text:style-name="P51">{</text:p>
      <text:p text:style-name="P54"><text:span text:style-name="T17"><text:tab/></text:span><text:span text:style-name="T9">void</text:span><text:span text:style-name="T17"> animalWalk()</text:span></text:p>
      <text:p text:style-name="P51"><text:tab/>{</text:p>
      <text:p text:style-name="P54"><text:span text:style-name="T17"><text:tab/><text:tab/>System.</text:span><text:span text:style-name="T20">out</text:span><text:span text:style-name="T17">.println(</text:span><text:span text:style-name="T22">"All animal walks"</text:span><text:span text:style-name="T17">);</text:span></text:p>
      <text:p text:style-name="P51"><text:tab/>}</text:p>
      <text:p text:style-name="P51">}</text:p>
      <text:p text:style-name="P42"/>
      <text:p text:style-name="P54"><text:span text:style-name="T9">class</text:span><text:span text:style-name="T17"> Wolf </text:span><text:span text:style-name="T9">extends</text:span><text:span text:style-name="T17"> Animal</text:span></text:p>
      <text:p text:style-name="P51">{</text:p>
      <text:p text:style-name="P54"><text:span text:style-name="T17"><text:tab/></text:span><text:span text:style-name="T9">void</text:span><text:span text:style-name="T17"> animalWalk()</text:span></text:p>
      <text:p text:style-name="P51"><text:tab/>{</text:p>
      <text:p text:style-name="P54"><text:span text:style-name="T17"><text:tab/><text:tab/></text:span><text:span text:style-name="T9">super</text:span><text:span text:style-name="T17">.animalWalk();</text:span></text:p>
      <text:p text:style-name="P54"><text:span text:style-name="T17"><text:tab/><text:tab/>System.</text:span><text:span text:style-name="T20">out</text:span><text:span text:style-name="T17">.println(</text:span><text:span text:style-name="T22">"Wolf crowls too"</text:span><text:span text:style-name="T17">);</text:span></text:p>
      <text:p text:style-name="P51"><text:tab/>}</text:p>
      <text:p text:style-name="P51">}</text:p>
      <text:p text:style-name="P42"/>
      <text:p text:style-name="P54"><text:span text:style-name="T9">public</text:span><text:span text:style-name="T17"> </text:span><text:span text:style-name="T9">class</text:span><text:span text:style-name="T17"> BaseMethodUsingSuper</text:span></text:p>
      <text:p text:style-name="P51">{</text:p>
      <text:p text:style-name="P54"><text:span text:style-name="T17"><text:tab/></text:span><text:span text:style-name="T9">public</text:span><text:span text:style-name="T17"> </text:span><text:span text:style-name="T9">static</text:span><text:span text:style-name="T17"> </text:span><text:span text:style-name="T9">void</text:span><text:span text:style-name="T17"> main(String[] args) </text:span></text:p>
      <text:p text:style-name="P51"><text:tab/>{</text:p>
      <text:p text:style-name="P54"><text:span text:style-name="T17"><text:tab/><text:tab/>Wolf w = </text:span><text:span text:style-name="T9">new</text:span><text:span text:style-name="T17"> Wolf();</text:span></text:p>
      <text:p text:style-name="P51"><text:tab/><text:tab/>w.animalWalk();</text:p>
      <text:p text:style-name="P51"><text:tab/>}</text:p>
      <text:p text:style-name="P51">}</text:p>
      <text:p text:style-name="P51">Output:</text:p>
      <text:p text:style-name="P51">All animal walks</text:p>
      <text:p text:style-name="P51">Wolf crowls too</text:p>
      <text:p text:style-name="P2"><text:s/></text:p>
      <text:list xml:id="list3087118098834897075" text:style-name="WWNum16">
        <text:list-item>
          <text:p text:style-name="P38"><text:span text:style-name="T13">When a base class method is overloaded several times in derived class then redefining that method in derive class will not hide any base class versions. Example</text:span></text:p>
        </text:list-item>
      </text:list>
      <text:p text:style-name="P29"><text:span text:style-name="T8">package</text:span><text:span text:style-name="T10"> ch7ReusingClasses;</text:span></text:p>
      <text:p text:style-name="P25"/>
      <text:p text:style-name="P28"><text:span text:style-name="T8">class</text:span><text:span text:style-name="T10"> NameHidMethodCls1</text:span></text:p>
      <text:p text:style-name="P26">{</text:p>
      <text:p text:style-name="P28"><text:span text:style-name="T10"><text:tab/></text:span><text:span text:style-name="T8">char</text:span><text:span text:style-name="T10"> doh(</text:span><text:span text:style-name="T8">char</text:span><text:span text:style-name="T10"> c)</text:span></text:p>
      <text:p text:style-name="P26"><text:tab/>{</text:p>
      <text:p text:style-name="P28"><text:span text:style-name="T10"><text:tab/><text:tab/>System.</text:span><text:span text:style-name="T18">out</text:span><text:span text:style-name="T10">.println(</text:span><text:span text:style-name="T21">"char(doh)"</text:span><text:span text:style-name="T10">);</text:span></text:p>
      <text:p text:style-name="P28"><text:span text:style-name="T10"><text:tab/><text:tab/></text:span><text:span text:style-name="T8">return</text:span><text:span text:style-name="T10"> </text:span><text:span text:style-name="T21">'a'</text:span><text:span text:style-name="T10">;</text:span></text:p>
      <text:p text:style-name="P26"><text:tab/>}</text:p>
      <text:p text:style-name="P28"><text:span text:style-name="T10"><text:tab/></text:span><text:span text:style-name="T8">float</text:span><text:span text:style-name="T10"> doh(</text:span><text:span text:style-name="T8">float</text:span><text:span text:style-name="T10"> i)</text:span></text:p>
      <text:p text:style-name="P26"><text:tab/>{</text:p>
      <text:p text:style-name="P28"><text:span text:style-name="T10"><text:tab/><text:tab/>System.</text:span><text:span text:style-name="T18">out</text:span><text:span text:style-name="T10">.println(</text:span><text:span text:style-name="T21">"float(doh)"</text:span><text:span text:style-name="T10">);</text:span></text:p>
      <text:p text:style-name="P28"><text:span text:style-name="T10"><text:tab/><text:tab/></text:span><text:span text:style-name="T8">return</text:span><text:span text:style-name="T10"> 1.0f;</text:span></text:p>
      <text:p text:style-name="P26"><text:tab/>}</text:p>
      <text:p text:style-name="P26"><text:soft-page-break/>}</text:p>
      <text:p text:style-name="P25"/>
      <text:p text:style-name="P28"><text:span text:style-name="T8">class</text:span><text:span text:style-name="T10"> NameHidMethodCls2 {}</text:span></text:p>
      <text:p text:style-name="P25"/>
      <text:p text:style-name="P28"><text:span text:style-name="T8">class</text:span><text:span text:style-name="T10"> NameHidMethodCls3 </text:span><text:span text:style-name="T8">extends</text:span><text:span text:style-name="T10"> NameHidMethodCls1</text:span></text:p>
      <text:p text:style-name="P26">{</text:p>
      <text:p text:style-name="P28"><text:span text:style-name="T10"><text:tab/></text:span><text:span text:style-name="T8">void</text:span><text:span text:style-name="T10"> doh(NameHidMethodCls2 nms2)</text:span></text:p>
      <text:p text:style-name="P26"><text:tab/>{</text:p>
      <text:p text:style-name="P28"><text:span text:style-name="T10"><text:tab/><text:tab/>System.</text:span><text:span text:style-name="T18">out</text:span><text:span text:style-name="T10">.println(</text:span><text:span text:style-name="T21">"nms2(doh)"</text:span><text:span text:style-name="T10">);</text:span></text:p>
      <text:p text:style-name="P26"><text:tab/>}</text:p>
      <text:p text:style-name="P26">}</text:p>
      <text:p text:style-name="P25"/>
      <text:p text:style-name="P28"><text:span text:style-name="T8">public</text:span><text:span text:style-name="T10"> </text:span><text:span text:style-name="T8">class</text:span><text:span text:style-name="T10"> NameHidMethodCls {</text:span></text:p>
      <text:p text:style-name="P28"><text:span text:style-name="T10"><text:tab/></text:span><text:span text:style-name="T23">/** How derive class have access to all overloaded </text:span></text:p>
      <text:p text:style-name="P27"><text:tab/> * version of methods */</text:p>
      <text:p text:style-name="P28"><text:span text:style-name="T10"><text:tab/></text:span><text:span text:style-name="T8">public</text:span><text:span text:style-name="T10"> </text:span><text:span text:style-name="T8">static</text:span><text:span text:style-name="T10"> </text:span><text:span text:style-name="T8">void</text:span><text:span text:style-name="T10"> main(String[] args) {</text:span></text:p>
      <text:p text:style-name="P28"><text:span text:style-name="T10"><text:tab/><text:tab/>NameHidMethodCls3 nms3 = </text:span><text:span text:style-name="T8">new</text:span><text:span text:style-name="T10"> NameHidMethodCls3();</text:span></text:p>
      <text:p text:style-name="P26"><text:tab/><text:tab/>nms3.doh(1);</text:p>
      <text:p text:style-name="P28"><text:span text:style-name="T10"><text:tab/><text:tab/>nms3.doh(</text:span><text:span text:style-name="T21">'a'</text:span><text:span text:style-name="T10">);</text:span></text:p>
      <text:p text:style-name="P26"><text:tab/><text:tab/>nms3.doh(1.0f);</text:p>
      <text:p text:style-name="P28"><text:span text:style-name="T10"><text:tab/><text:tab/>nms3.doh(</text:span><text:span text:style-name="T8">new</text:span><text:span text:style-name="T10"> NameHidMethodCls2());</text:span></text:p>
      <text:p text:style-name="P26"><text:tab/>}</text:p>
      <text:p text:style-name="P26">}</text:p>
      <text:p text:style-name="P28"><text:span text:style-name="T14">Output:</text:span><text:span text:style-name="T10"> </text:span></text:p>
      <text:p text:style-name="P26">float(doh)</text:p>
      <text:p text:style-name="P26">char(doh)</text:p>
      <text:p text:style-name="P26">float(doh)</text:p>
      <text:p text:style-name="P30">nms2(doh)</text:p>
      <text:list xml:id="list4460238061835702347" text:style-name="WWNum19">
        <text:list-item>
          <text:p text:style-name="P39"><text:span text:style-name="T6">Also one will see that it’s far more common to </text:span><text:span text:style-name="T7">override</text:span><text:span text:style-name="T6"> methods of the same name, using exactly the same signature and return type as in the base class. Java SE5 added a new annotation @Override which prevents methods to get </text:span><text:span text:style-name="T7">overloaded. </text:span><text:span text:style-name="T6">Example</text:span></text:p>
        </text:list-item>
      </text:list>
      <text:p text:style-name="P10">class Lisa extends Homer</text:p>
      <text:p text:style-name="P10"><text:s/>{ </text:p>
      <text:p text:style-name="P23">@Override void doh(Milhouse m)</text:p>
      <text:p text:style-name="P23">{ </text:p>
      <text:p text:style-name="P24">System.out.println("doh(Milhouse)"); </text:p>
      <text:p text:style-name="P23">} </text:p>
      <text:p text:style-name="P22">}</text:p>
      <text:list xml:id="list5360111700094273075" text:style-name="WWNum25">
        <text:list-item>
          <text:p text:style-name="P40"><text:span text:style-name="T2">When one has to chose between composition or inheritance it depends on many criteria. But if ‘upcasting’ is involved then one should use inheritance else one can decide on what to do. </text:span></text:p>
        </text:list-item>
      </text:list>
      <text:p text:style-name="P21"/>
      <text:list xml:id="list5117710536794054587" text:style-name="WWNum27">
        <text:list-item>
          <text:p text:style-name="P32"><text:span text:style-name="T1">Order of initialization with inheritance</text:span><text:span text:style-name="T5"> :</text:span></text:p>
        </text:list-item>
      </text:list>
      <text:p text:style-name="P20"><text:span text:style-name="T8">package</text:span><text:span text:style-name="T10"> ch7ReusingClasses;</text:span></text:p>
      <text:p text:style-name="P12"/>
      <text:p text:style-name="P17"><text:span text:style-name="T8">class</text:span><text:span text:style-name="T10"> BaseOrderOfInitilization1</text:span></text:p>
      <text:p text:style-name="P8">{</text:p>
      <text:p text:style-name="P17"><text:span text:style-name="T10"><text:tab/></text:span><text:span text:style-name="T8">private</text:span><text:span text:style-name="T10"> </text:span><text:span text:style-name="T8">int</text:span><text:span text:style-name="T10"> </text:span><text:span text:style-name="T19">i</text:span><text:span text:style-name="T10"> = 9;</text:span></text:p>
      <text:p text:style-name="P17"><text:span text:style-name="T10"><text:tab/></text:span><text:span text:style-name="T8">protected</text:span><text:span text:style-name="T10"> </text:span><text:span text:style-name="T8">int</text:span><text:span text:style-name="T10"> </text:span><text:span text:style-name="T19">j</text:span><text:span text:style-name="T10">;</text:span></text:p>
      <text:p text:style-name="P8"><text:tab/>BaseOrderOfInitilization1()</text:p>
      <text:p text:style-name="P8"><text:tab/>{</text:p>
      <text:p text:style-name="P17"><text:soft-page-break/><text:span text:style-name="T10"><text:tab/><text:tab/>System.</text:span><text:span text:style-name="T18">out</text:span><text:span text:style-name="T10">.println(</text:span><text:span text:style-name="T21">"i="</text:span><text:span text:style-name="T10">+</text:span><text:span text:style-name="T19">i</text:span><text:span text:style-name="T10">+</text:span><text:span text:style-name="T21">" "</text:span><text:span text:style-name="T10">+</text:span><text:span text:style-name="T21">"j="</text:span><text:span text:style-name="T10">+</text:span><text:span text:style-name="T19">j</text:span><text:span text:style-name="T10">);</text:span></text:p>
      <text:p text:style-name="P17"><text:span text:style-name="T10"><text:tab/><text:tab/></text:span><text:span text:style-name="T19">j</text:span><text:span text:style-name="T10">=39;</text:span></text:p>
      <text:p text:style-name="P8"><text:tab/>}</text:p>
      <text:p text:style-name="P17"><text:span text:style-name="T10"><text:tab/></text:span><text:span text:style-name="T8">private</text:span><text:span text:style-name="T10"> </text:span><text:span text:style-name="T8">static</text:span><text:span text:style-name="T10"> </text:span><text:span text:style-name="T8">int</text:span><text:span text:style-name="T10"> </text:span><text:span text:style-name="T18">x1</text:span><text:span text:style-name="T10"> = </text:span><text:span text:style-name="T11">printInit</text:span><text:span text:style-name="T10">(</text:span><text:span text:style-name="T21">"static BaseOrdInit1.x1 initialized"</text:span><text:span text:style-name="T10">);</text:span></text:p>
      <text:p text:style-name="P17"><text:span text:style-name="T10"><text:tab/></text:span><text:span text:style-name="T8">static</text:span><text:span text:style-name="T10"> </text:span><text:span text:style-name="T8">int</text:span><text:span text:style-name="T10"> printInit(String s)</text:span></text:p>
      <text:p text:style-name="P8"><text:tab/>{</text:p>
      <text:p text:style-name="P17"><text:span text:style-name="T10"><text:tab/><text:tab/>System.</text:span><text:span text:style-name="T18">out</text:span><text:span text:style-name="T10">.println(s);</text:span></text:p>
      <text:p text:style-name="P17"><text:span text:style-name="T10"><text:tab/><text:tab/></text:span><text:span text:style-name="T8">return</text:span><text:span text:style-name="T10"> 47;</text:span></text:p>
      <text:p text:style-name="P8"><text:tab/>}</text:p>
      <text:p text:style-name="P8">}</text:p>
      <text:p text:style-name="P12"/>
      <text:p text:style-name="P17"><text:span text:style-name="T8">class</text:span><text:span text:style-name="T10"> OrderOfInitialization </text:span><text:span text:style-name="T8">extends</text:span><text:span text:style-name="T10"> BaseOrderOfInitilization1</text:span></text:p>
      <text:p text:style-name="P8">{</text:p>
      <text:p text:style-name="P17"><text:span text:style-name="T10"><text:tab/></text:span><text:span text:style-name="T8">private</text:span><text:span text:style-name="T10"> </text:span><text:span text:style-name="T8">int</text:span><text:span text:style-name="T10"> </text:span><text:span text:style-name="T19">k</text:span><text:span text:style-name="T10"> = </text:span><text:span text:style-name="T11">printInit</text:span><text:span text:style-name="T10">(</text:span><text:span text:style-name="T21">"OrdInt is initialized"</text:span><text:span text:style-name="T10">);</text:span></text:p>
      <text:p text:style-name="P8"><text:tab/>OrderOfInitialization()</text:p>
      <text:p text:style-name="P8"><text:tab/>{</text:p>
      <text:p text:style-name="P17"><text:span text:style-name="T10"><text:tab/><text:tab/>System.</text:span><text:span text:style-name="T18">out</text:span><text:span text:style-name="T10">.println(</text:span><text:span text:style-name="T21">"k="</text:span><text:span text:style-name="T10">+</text:span><text:span text:style-name="T19">k</text:span><text:span text:style-name="T10">);</text:span></text:p>
      <text:p text:style-name="P17"><text:span text:style-name="T10"><text:tab/><text:tab/>System.</text:span><text:span text:style-name="T18">out</text:span><text:span text:style-name="T10">.println(</text:span><text:span text:style-name="T21">"j="</text:span><text:span text:style-name="T10">+</text:span><text:span text:style-name="T19">j</text:span><text:span text:style-name="T10">);</text:span></text:p>
      <text:p text:style-name="P8"><text:tab/>}</text:p>
      <text:p text:style-name="P17"><text:span text:style-name="T10"><text:tab/></text:span><text:span text:style-name="T8">private</text:span><text:span text:style-name="T10"> </text:span><text:span text:style-name="T8">static</text:span><text:span text:style-name="T10"> </text:span><text:span text:style-name="T8">int</text:span><text:span text:style-name="T10"> </text:span><text:span text:style-name="T18">x2</text:span><text:span text:style-name="T10"> = </text:span><text:span text:style-name="T11">printInit</text:span><text:span text:style-name="T10">(</text:span><text:span text:style-name="T21">"static Ordint.x2 initialized"</text:span><text:span text:style-name="T10">);</text:span></text:p>
      <text:p text:style-name="P8"><text:tab/></text:p>
      <text:p text:style-name="P17"><text:span text:style-name="T10"><text:tab/></text:span><text:span text:style-name="T8">public</text:span><text:span text:style-name="T10"> </text:span><text:span text:style-name="T8">static</text:span><text:span text:style-name="T10"> </text:span><text:span text:style-name="T8">void</text:span><text:span text:style-name="T10"> main(String[] args) {</text:span></text:p>
      <text:p text:style-name="P17"><text:span text:style-name="T10"><text:tab/><text:tab/></text:span><text:span text:style-name="T24">// </text:span><text:span text:style-name="T25">TODO</text:span><text:span text:style-name="T24"> Auto-generated method stub</text:span></text:p>
      <text:p text:style-name="P17"><text:span text:style-name="T10"><text:tab/><text:tab/>OrderOfInitialization </text:span><text:span text:style-name="T10">oi</text:span><text:span text:style-name="T10"> = </text:span><text:span text:style-name="T8">new</text:span><text:span text:style-name="T10"> OrderOfInitialization();</text:span></text:p>
      <text:p text:style-name="P8"><text:tab/>}</text:p>
      <text:p text:style-name="P8">}</text:p>
      <text:p text:style-name="P8">Output:</text:p>
      <text:p text:style-name="P8">static BaseOrdInit1.x1 initialized</text:p>
      <text:p text:style-name="P8">static Ordint.x2 initialized</text:p>
      <text:p text:style-name="P8">i=9 j=0</text:p>
      <text:p text:style-name="P8">OrdInt is initialized</text:p>
      <text:p text:style-name="P8">k=47</text:p>
      <text:p text:style-name="P8">j=39</text:p>
      <text:p text:style-name="P1"/>
      <text:list xml:id="list8925765137284059112" text:style-name="WWNum29">
        <text:list-item>
          <text:p text:style-name="P41"><text:span text:style-name="T13">(</text:span><text:span text:style-name="T26">*</text:span><text:span text:style-name="T13">)From above we could see that the order of initialization takes place as shown below</text:span></text:p>
        </text:list-item>
      </text:list>
      <text:list xml:id="list991890381180445279" text:style-name="WWNum30">
        <text:list-item>
          <text:p text:style-name="P55">Static reference variables</text:p>
        </text:list-item>
        <text:list-item>
          <text:p text:style-name="P45">Static primitive variables</text:p>
        </text:list-item>
        <text:list-item>
          <text:p text:style-name="P45">Non-static reference variables</text:p>
        </text:list-item>
        <text:list-item>
          <text:p text:style-name="P45">Non-static primitive variables</text:p>
        </text:list-item>
        <text:list-item>
          <text:p text:style-name="P45">Constructors</text:p>
        </text:list-item>
      </text:list>
      <text:p text:style-name="P43"/>
      <text:p text:style-name="P44">Now above execution takes place separately in two different scenerio</text:p>
      <text:list xml:id="list981755371822017067" text:style-name="WWNum32">
        <text:list-header>
          <text:p text:style-name="P56">A.<text:tab/>With separate class : Execution take place from 1 to 5 class wise.</text:p>
          <text:p text:style-name="P46">B.<text:tab/>With Inheritance : With Inheritance execution from 1 to 2 take place from Base to derive and then 3 to 5 take place class wise. </text:p>
        </text:list-header>
      </text:list>
      <text:p text:style-name="P4"/>
      <text:list xml:id="list3013938820491535273" text:style-name="L1">
        <text:list-header>
          <text:p text:style-name="P48">Note : Base to Derive execution only take place when inheritance is present. </text:p>
        </text:list-header>
      </text:list>
      <text:p text:style-name="P4"/>
      <text:p text:style-name="P4"><text:soft-page-break/></text:p>
      <text:p text:style-name="P4"/>
      <text:list xml:id="list1459373194615337403" text:style-name="WWNum34">
        <text:list-item>
          <text:p text:style-name="P53"><text:span text:style-name="T13">Above can also be explained with the example given below</text:span></text:p>
        </text:list-item>
      </text:list>
      <text:p text:style-name="P4"/>
      <text:p text:style-name="P19"><text:span text:style-name="T8">package</text:span><text:span text:style-name="T10"> ch8Polymorphism;</text:span></text:p>
      <text:p text:style-name="P13"/>
      <text:p text:style-name="P16"><text:span text:style-name="T8">class</text:span><text:span text:style-name="T10"> OrderOfInitForVarNObjVar1</text:span></text:p>
      <text:p text:style-name="P13"/>
      <text:p text:style-name="P9">{</text:p>
      <text:p text:style-name="P9"><text:tab/>OrderOfInitForVarNObjVar1()</text:p>
      <text:p text:style-name="P9"><text:tab/>{</text:p>
      <text:p text:style-name="P9"><text:tab/><text:tab/></text:p>
      <text:p text:style-name="P9"><text:tab/>}</text:p>
      <text:p text:style-name="P16"><text:span text:style-name="T10"><text:tab/>OrderOfInitForVarNObjVar1(</text:span><text:span text:style-name="T8">int</text:span><text:span text:style-name="T10"> a)</text:span></text:p>
      <text:p text:style-name="P9"><text:tab/>{</text:p>
      <text:p text:style-name="P16"><text:span text:style-name="T10"><text:tab/><text:tab/>System.</text:span><text:span text:style-name="T18">out</text:span><text:span text:style-name="T10">.println(</text:span><text:span text:style-name="T21">"OrderOfInitForVarNObjVar1 "</text:span><text:span text:style-name="T10">+a);</text:span></text:p>
      <text:p text:style-name="P9"><text:tab/>}</text:p>
      <text:p text:style-name="P9">}</text:p>
      <text:p text:style-name="P13"/>
      <text:p text:style-name="P16"><text:span text:style-name="T8">class</text:span><text:span text:style-name="T10"> OrderOfInitForVarNObjVar2 </text:span><text:span text:style-name="T8">extends</text:span><text:span text:style-name="T10"> OrderOfInitForVarNObjVar1</text:span></text:p>
      <text:p text:style-name="P9">{</text:p>
      <text:p text:style-name="P16"><text:span text:style-name="T10"><text:tab/></text:span><text:span text:style-name="T8">static</text:span><text:span text:style-name="T10"> OrderOfInitForVarNObjVar1 </text:span><text:span text:style-name="T18">ov1</text:span><text:span text:style-name="T10"> = </text:span><text:span text:style-name="T8">new</text:span><text:span text:style-name="T10"> OrderOfInitForVarNObjVar1(1);</text:span></text:p>
      <text:p text:style-name="P9"><text:tab/></text:p>
      <text:p text:style-name="P16"><text:span text:style-name="T10"><text:tab/>OrderOfInitForVarNObjVar1 </text:span><text:span text:style-name="T19">ov2</text:span><text:span text:style-name="T10"> = </text:span><text:span text:style-name="T8">new</text:span><text:span text:style-name="T10"> OrderOfInitForVarNObjVar1(2);</text:span></text:p>
      <text:p text:style-name="P9">}</text:p>
      <text:p text:style-name="P13"/>
      <text:p text:style-name="P16"><text:span text:style-name="T8">class</text:span><text:span text:style-name="T10"> OrderOfInitForVarNObjVar3 </text:span><text:span text:style-name="T8">extends</text:span><text:span text:style-name="T10"> OrderOfInitForVarNObjVar2</text:span></text:p>
      <text:p text:style-name="P9">{</text:p>
      <text:p text:style-name="P16"><text:span text:style-name="T10"><text:tab/></text:span><text:span text:style-name="T8">static</text:span><text:span text:style-name="T10"> OrderOfInitForVarNObjVar1 </text:span><text:span text:style-name="T18">ov3</text:span><text:span text:style-name="T10"> = </text:span><text:span text:style-name="T8">new</text:span><text:span text:style-name="T10"> OrderOfInitForVarNObjVar1(3);</text:span></text:p>
      <text:p text:style-name="P9"><text:tab/></text:p>
      <text:p text:style-name="P16"><text:span text:style-name="T10"><text:tab/>OrderOfInitForVarNObjVar1 </text:span><text:span text:style-name="T19">ov4</text:span><text:span text:style-name="T10"> = </text:span><text:span text:style-name="T8">new</text:span><text:span text:style-name="T10"> OrderOfInitForVarNObjVar1(4);</text:span></text:p>
      <text:p text:style-name="P9">}</text:p>
      <text:p text:style-name="P13"/>
      <text:p text:style-name="P16"><text:span text:style-name="T8">public</text:span><text:span text:style-name="T10"> </text:span><text:span text:style-name="T8">class</text:span><text:span text:style-name="T10"> OrderOfInitForVarNObjVar {</text:span></text:p>
      <text:p text:style-name="P16"><text:span text:style-name="T10"><text:tab/></text:span><text:span text:style-name="T8">public</text:span><text:span text:style-name="T10"> </text:span><text:span text:style-name="T8">static</text:span><text:span text:style-name="T10"> </text:span><text:span text:style-name="T8">void</text:span><text:span text:style-name="T10"> main(String[] args) </text:span></text:p>
      <text:p text:style-name="P9"><text:tab/>{</text:p>
      <text:p text:style-name="P16"><text:span text:style-name="T10"><text:tab/><text:tab/>OrderOfInitForVarNObjVar3 </text:span><text:span text:style-name="T10">ovn1</text:span><text:span text:style-name="T10"> = </text:span><text:span text:style-name="T8">new</text:span><text:span text:style-name="T10"> OrderOfInitForVarNObjVar3();</text:span></text:p>
      <text:p text:style-name="P9"/>
      <text:p text:style-name="P9"><text:tab/>}</text:p>
      <text:p text:style-name="P9">}</text:p>
      <text:p text:style-name="P9">Output:</text:p>
      <text:p text:style-name="P9">OrderOfInitForVarNObjVar1 1</text:p>
      <text:p text:style-name="P9">OrderOfInitForVarNObjVar1 3</text:p>
      <text:p text:style-name="P9">OrderOfInitForVarNObjVar1 2</text:p>
      <text:p text:style-name="P9">OrderOfInitForVarNObjVar1 4</text:p>
      <text:p text:style-name="P3"/>
      <text:p text:style-name="P6"/>
      <text:p text:style-name="P15"><text:span text:style-name="T16">Note: In above example default constructor will be executed for </text:span><text:span text:style-name="T10">OrderOfInitForVarNObjVar1 </text:span><text:span text:style-name="T16">clas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ndale Mono" svg:font-family="'Andale Mono'"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17:47:44.04</meta:creation-date>
    <dc:date>2016-08-10T19:44:53.77</dc:date>
    <dc:creator>Jayant Joshi</dc:creator>
    <meta:editing-duration>PT1H18M44S</meta:editing-duration>
    <meta:editing-cycles>22</meta:editing-cycles>
    <meta:generator>OpenOffice/4.1.2$Win32 OpenOffice.org_project/412m3$Build-9782</meta:generator>
    <meta:document-statistic meta:table-count="0" meta:image-count="0" meta:object-count="0" meta:page-count="5" meta:paragraph-count="204" meta:word-count="876" meta:character-count="6433"/>
  </office:meta>
</office:document-meta>
</file>